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cm" fo:margin-bottom="0cm" style:writing-mode="lr-tb"/>
      <style:text-properties style:font-name="Times New Roman" style:font-name-asian="Times New Roman" style:font-name-complex="Times New Roman"/>
    </style:style>
    <style:style style:name="P2" style:family="paragraph" style:parent-style-name="Standard" style:list-style-name="">
      <style:paragraph-properties fo:margin-top="0cm" fo:margin-bottom="0cm" style:writing-mode="lr-tb"/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P3" style:family="paragraph" style:parent-style-name="Standard" style:list-style-name="">
      <style:paragraph-properties fo:margin-top="0cm" fo:margin-bottom="0cm" style:writing-mode="lr-tb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4" style:family="paragraph" style:parent-style-name="Standard" style:list-style-name="">
      <style:paragraph-properties fo:margin-top="0cm" fo:margin-bottom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" style:family="paragraph" style:parent-style-name="Standard" style:list-style-name="" style:master-page-name="Standard">
      <style:paragraph-properties fo:margin-top="0cm" fo:margin-bottom="0cm" style:page-number="auto" style:writing-mode="lr-tb"/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P6" style:family="paragraph" style:parent-style-name="header" style:list-style-name="">
      <style:paragraph-properties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7" style:family="paragraph" style:parent-style-name="footer" style:list-style-name="">
      <style:paragraph-properties style:writing-mode="lr-tb"/>
      <style:text-properties style:font-name-complex="Times New Roman"/>
    </style:style>
    <style:style style:name="P8" style:family="paragraph" style:parent-style-name="footer" style:list-style-name="">
      <style:paragraph-properties fo:text-align="center" style:justify-single-word="false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apport till handledningsmöte 16-03-18</text:p>
      <text:p text:style-name="P2">Grupp 10 HitIt</text:p>
      <text:p text:style-name="P2"/>
      <text:p text:style-name="P3">Tidrapport</text:p>
      <text:p text:style-name="P1"><text:span text:style-name="T1">Antal rapporterade timmar: </text:span></text:p>
      <text:p text:style-name="P4">Kalle Hovstadius: 20 h, 25%</text:p>
      <text:p text:style-name="P1"><text:span text:style-name="T1">Maximilian Törn Almö: 20 h, 25%</text:span></text:p>
      <text:p text:style-name="P1"><text:span text:style-name="T1">Mohanned Jaballah: 20 h, 25%</text:span></text:p>
      <text:p text:style-name="P1"><text:span text:style-name="T1">Shervin Mansouri: 20 h, 25%</text:span></text:p>
      <text:p text:style-name="P1"><text:span text:style-name="T1"/></text:p>
      <text:p text:style-name="P4"/>
      <text:p text:style-name="P1"><text:span text:style-name="T1">Gruppens timmar sammanlagt: 80 h, 8%</text:span></text:p>
      <text:p text:style-name="P4"/>
      <text:p text:style-name="P1"><text:span text:style-name="T2">Arbete sedan senaste handledningsmöte</text:span></text:p>
      <text:p text:style-name="P4">Kalle Hovstadius</text:p>
      <text:p text:style-name="P4"/>
      <text:p text:style-name="P4">Fördjupning i HTML, CSS, JavaScript. <text:line-break/>Dokumentation. </text:p>
      <text:p text:style-name="P4"/>
      <text:p text:style-name="P4">Maximilian Törn Almö</text:p>
      <text:p text:style-name="P4"/>
      <text:p text:style-name="P4">Fördjupning i HTML, CSS, JavaScript. <text:line-break/>Dokumentation.</text:p>
      <text:p text:style-name="P4"/>
      <text:p text:style-name="P4">Mohanned Jaballah</text:p>
      <text:p text:style-name="P4"/>
      <text:p text:style-name="P4">Fördjupning i HTML, CSS, JavaScript. <text:line-break/>Dokumentation.</text:p>
      <text:p text:style-name="P4"/>
      <text:p text:style-name="P4">Shervin Mansouri</text:p>
      <text:p text:style-name="P4"/>
      <text:p text:style-name="P4">Fördjupning i HTML, CSS, JavaScript. <text:line-break/>Dokumentation och design av logga.</text:p>
      <text:p text:style-name="P4"><text:span text:style-name="T1"/></text:p>
      <text:p text:style-name="P4"/>
      <text:p text:style-name="P3">Planerat arbete kommande vecka</text:p>
      <text:p text:style-name="P4">Kalle Hovstadius</text:p>
      <text:p text:style-name="P4"/>
      <text:p text:style-name="P4">Fördjupning i HTML, CSS, JavaScript, ASP NET MVC i Visual Studio.<text:line-break/>Dokumentation, prototyp. </text:p>
      <text:p text:style-name="P4"/>
      <text:p text:style-name="P4">Maximilian Törn Almö</text:p>
      <text:p text:style-name="P4"/>
      <text:p text:style-name="P4">Fördjupning i HTML, CSS, JavaScript, ASP NET MVC i Visual Studio. <text:line-break/>Dokumentation, prototyp.</text:p>
      <text:p text:style-name="P4"/>
      <text:p text:style-name="P4"><text:soft-page-break/>Mohanned Jaballah</text:p>
      <text:p text:style-name="P4"/>
      <text:p text:style-name="P4">Fördjupning i HTML, CSS, JavaScript, ASP NET MVC i Visual Studio. <text:line-break/>Dokumentation, prototyp.</text:p>
      <text:p text:style-name="P4"/>
      <text:p text:style-name="P4">Shervin Mansouri</text:p>
      <text:p text:style-name="P4"/>
      <text:p text:style-name="P4">Fördjupning i HTML, CSS, JavaScript, ASP NET MVC i Visual Studio. <text:line-break/>Dokumentation och design av logga, prototyp.</text:p>
      <text:p text:style-name="P4"/>
      <text:p text:style-name="P4"/>
      <text:p text:style-name="P3">Aktuella utmaningar</text:p>
      <text:p text:style-name="P4">Den största utmaningen är att sätta sig in i alla programmeringsspråk samt ASP NET MVC. <text:s/>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font-size-asian="12pt" style:language-asian="sv" style:country-asian="SE" style:font-size-complex="12pt" style:language-complex="sv" style:country-complex="SE"/>
    </style:default-style>
    <style:default-style style:family="paragraph">
      <style:paragraph-properties fo:hyphenation-ladder-count="no-limit" style:text-autospace="none" style:punctuation-wrap="hanging" style:line-break="strict" style:tab-stop-distance="2.3cm" style:writing-mode="page"/>
      <style:text-properties style:use-window-font-color="true" style:font-name="Times New Roman" fo:font-size="12pt" fo:language="sv" fo:country="SE" style:font-name-asian="Times New Roman" style:font-size-asian="12pt" style:language-asian="sv" style:country-asian="SE" style:font-name-complex="Times New Roman" style:font-size-complex="12pt" style:language-complex="sv" style:country-complex="S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fo:line-height="107%" fo:text-align="start" style:justify-single-word="false" fo:text-indent="0cm" style:auto-text-indent="false" style:text-autospace="ideograph-alpha" style:vertical-align="auto"/>
      <style:text-properties style:font-name="Calibri" fo:font-size="11pt" fo:language="sv" fo:country="SE" style:font-name-asian="Calibri" style:font-size-asian="11pt" style:language-asian="en" style:country-asian="US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>
      <style:paragraph-properties fo:margin-top="0cm" fo:margin-bottom="0cm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>
      <style:paragraph-properties fo:margin-top="0cm" fo:margin-bottom="0cm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/>
    </style:style>
    <style:style style:name="Footer_20_Char" style:display-name="Footer Char" style:family="text" style:parent-style-name="Default_20_Paragraph_20_Font">
      <style:text-properties style:font-name-complex="Times New Roma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list-style-name="">
      <style:paragraph-properties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MP2" style:family="paragraph" style:parent-style-name="footer" style:list-style-name="">
      <style:paragraph-properties fo:text-align="center" style:justify-single-word="false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MP3" style:family="paragraph" style:parent-style-name="footer" style:list-style-name="">
      <style:paragraph-properties style:writing-mode="lr-tb"/>
      <style:text-properties style:font-name-complex="Times New Roman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251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DA336A VT16 <text:s text:c="135"/>Grupp &lt;xx&gt;</text:p>
      </style:header>
      <style:header-left>
        <text:p text:style-name="Header"/>
      </style:header-left>
      <style:footer>
        <text:p text:style-name="MP2"><text:page-number style:num-format="1" text:select-page="current">1</text:page-number></text:p>
        <text:p text:style-name="MP3"/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ristina Allder</meta:initial-creator>
    <dc:creator>Shervin </dc:creator>
    <meta:creation-date>2016-03-09T12:56:00</meta:creation-date>
    <dc:date>2016-03-27T20:46:14.49</dc:date>
    <meta:document-statistic meta:table-count="0" meta:image-count="0" meta:object-count="0" meta:page-count="2" meta:paragraph-count="31" meta:word-count="170" meta:character-count="1322"/>
    <meta:generator>OpenOffice/4.1.2$Win32 OpenOffice.org_project/412m3$Build-9782</meta:generator>
  </office:meta>
</office:document-meta>
</file>